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orbel" svg:font-family="Corbe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vise_32_du_32_tableau" style:data-style-name="N11">
      <style:table-cell-properties style:vertical-align="middle" fo:background-color="transparent" style:repeat-content="false"/>
      <style:paragraph-properties fo:text-align="end" fo:margin-right="0.353cm"/>
    </style:style>
    <style:style style:name="ce5" style:family="table-cell" style:parent-style-name="D_233_tails_32_du_32_tableau_32_droite" style:data-style-name="N0">
      <style:table-cell-properties style:vertical-align="middle" fo:background-color="transparent" style:repeat-content="false"/>
      <style:paragraph-properties fo:text-align="end" fo:margin-right="0.353cm"/>
    </style:style>
    <style:style style:name="ce6" style:family="table-cell" style:parent-style-name="Retir_233_" style:data-style-name="N0">
      <style:table-cell-properties style:vertical-align="middle" fo:background-color="transparent" style:repeat-content="false"/>
      <style:paragraph-properties fo:text-align="center"/>
    </style:style>
    <style:style style:name="ce7" style:family="table-cell" style:parent-style-name="D_233_tails_32_du_32_tableau_32_gauche" style:data-style-name="N0">
      <style:table-cell-properties style:vertical-align="middle" fo:wrap-option="wrap" fo:background-color="transparent" style:repeat-content="false"/>
      <style:paragraph-properties fo:text-align="start" fo:margin-left="0.353cm"/>
    </style:style>
    <style:style style:name="ce8" style:family="table-cell" style:parent-style-name="Titre_160_2" style:data-style-name="N0">
      <style:table-cell-properties style:vertical-align="middle" fo:background-color="#F2F2F2" style:repeat-content="false"/>
      <style:paragraph-properties fo:text-align="end" fo:margin-right="0cm"/>
      <style:text-properties fo:color="#2E4F52"/>
    </style:style>
    <style:style style:name="ce9" style:family="table-cell" style:parent-style-name="Default" style:data-style-name="N0">
      <style:text-properties fo:color="#0D0D0D" fo:font-size="10pt" style:font-size-asian="10pt" style:font-size-complex="10pt"/>
    </style:style>
    <style:style style:name="ce10" style:family="table-cell" style:parent-style-name="Retir_233_" style:data-style-name="N0">
      <style:table-cell-properties style:vertical-align="middle" fo:background-color="transparent" style:repeat-content="false"/>
      <style:paragraph-properties fo:text-align="center"/>
    </style:style>
    <style:style style:name="ce11" style:family="table-cell" style:parent-style-name="Colonne_32_Indicateur" style:data-style-name="N0">
      <style:table-cell-properties style:vertical-align="middle" fo:background-color="#FFFFFF" style:cell-protect="protected" style:repeat-content="false"/>
      <style:paragraph-properties fo:text-align="start" fo:margin-left="0.706cm"/>
      <style:text-properties fo:color="#000000"/>
    </style:style>
    <style:style style:name="ce12" style:family="table-cell" style:parent-style-name="Colonne_32_Indicateur" style:data-style-name="N38">
      <style:table-cell-properties style:vertical-align="middle" fo:background-color="#FFFFFF" style:cell-protect="protected" style:repeat-content="false"/>
      <style:paragraph-properties fo:text-align="start" fo:margin-left="0.353cm"/>
    </style:style>
    <style:style style:name="ce13" style:family="table-cell" style:parent-style-name="Titre_160_3" style:data-style-name="N0">
      <style:table-cell-properties style:vertical-align="middle" fo:background-color="#F2F2F2" style:repeat-content="false"/>
      <style:paragraph-properties fo:text-align="start" fo:margin-left="0.353cm"/>
      <style:text-properties fo:color="#18242F"/>
    </style:style>
    <style:style style:name="ce14" style:family="table-cell" style:parent-style-name="Titre_160_1" style:data-style-name="N0">
      <style:table-cell-properties style:vertical-align="middle" fo:wrap-option="wrap" fo:background-color="#D7A418" style:repeat-content="false"/>
      <style:paragraph-properties fo:text-align="start" fo:margin-left="0.353cm"/>
      <style:text-properties fo:color="#FFFFFF" style:font-name="Corbel" style:font-name-asian="Corbel" style:font-name-complex="Corbel" fo:font-size="12pt" style:font-size-asian="12pt" style:font-size-complex="12pt" fo:font-weight="bold" style:font-weight-asian="bold" style:font-weight-complex="bold"/>
    </style:style>
    <style:style style:name="ce15" style:family="table-cell" style:parent-style-name="Titre" style:data-style-name="N0">
      <style:table-cell-properties style:vertical-align="middle" fo:background-color="#F2F2F2" style:repeat-content="false"/>
      <style:paragraph-properties fo:text-align="start" fo:margin-left="0.353cm"/>
      <style:text-properties fo:color="#D25913" style:font-name="Corbel" style:font-name-asian="Corbel" style:font-name-complex="Corbel" fo:font-size="34pt" style:font-size-asian="34pt" style:font-size-complex="34pt" fo:font-weight="bold" style:font-weight-asian="bold" style:font-weight-complex="bold"/>
    </style:style>
    <style:style style:name="ce16" style:family="table-cell" style:parent-style-name="Titre" style:data-style-name="N0">
      <style:table-cell-properties style:vertical-align="middle" fo:background-color="#F2F2F2" style:repeat-content="false"/>
      <style:paragraph-properties fo:text-align="start" fo:margin-left="0.353cm"/>
      <style:text-properties fo:color="#44777B" style:font-name="Corbel" style:font-name-asian="Corbel" style:font-name-complex="Corbel" fo:font-size="34pt" style:font-size-asian="34pt" style:font-size-complex="34pt" fo:font-weight="bold" style:font-weight-asian="bold" style:font-weight-complex="bold"/>
    </style:style>
    <style:style style:name="ce17" style:family="table-cell" style:parent-style-name="Titre_160_2" style:data-style-name="N0">
      <style:table-cell-properties style:vertical-align="middle" fo:background-color="#F2F2F2" style:repeat-content="false"/>
      <style:paragraph-properties fo:text-align="end" fo:margin-right="0cm"/>
      <style:text-properties fo:color="#18242F"/>
    </style:style>
    <style:style style:name="ce18" style:family="table-cell" style:parent-style-name="Titre_160_2" style:data-style-name="N0">
      <style:table-cell-properties style:vertical-align="middle" fo:background-color="#F2F2F2" style:repeat-content="false"/>
      <style:paragraph-properties fo:text-align="end" fo:margin-right="0cm"/>
      <style:text-properties fo:color="#2E4F52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4.206875cm"/>
    </style:style>
    <style:style style:name="co5" style:family="table-column">
      <style:table-column-properties fo:break-before="auto" style:column-width="4.89479166666667cm"/>
    </style:style>
    <style:style style:name="co6" style:family="table-column">
      <style:table-column-properties fo:break-before="auto" style:column-width="4.73604166666667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4.94770833333333cm"/>
    </style:style>
    <style:style style:name="co9" style:family="table-column">
      <style:table-column-properties fo:break-before="auto" style:column-width="6.50875cm"/>
    </style:style>
    <style:style style:name="co10" style:family="table-column">
      <style:table-column-properties fo:break-before="auto" style:column-width="4.18041666666667cm"/>
    </style:style>
    <style:style style:name="co11" style:family="table-column">
      <style:table-column-properties fo:break-before="auto" style:column-width="3.65125cm"/>
    </style:style>
    <style:style style:name="co12" style:family="table-column">
      <style:table-column-properties fo:break-before="auto" style:column-width="0.3175cm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49.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2.75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table:tab-color="#AEBED5" style:writing-mode="lr-tb"/>
    </style:style>
    <style:style style:name="ce19" style:family="table-cell" style:parent-style-name="D_233_tails_32_du_32_tableau_32_gauche" style:data-style-name="N0">
      <style:table-cell-properties style:vertical-align="middle" fo:wrap-option="wrap" fo:background-color="transparent" style:repeat-content="false"/>
      <style:paragraph-properties fo:text-align="start" fo:margin-left="0.353cm"/>
      <style:map style:condition="of:is-true-formula([.$A4]=1)" style:apply-style-name="cf1" style:base-cell-address="Liste_d’inventaire.B4"/>
      <style:map style:condition="of:is-true-formula([.$K4]=&quot;oui&quot;)" style:apply-style-name="cf2" style:base-cell-address="Liste_d’inventaire.B4"/>
    </style:style>
    <style:style style:name="ce20" style:family="table-cell" style:parent-style-name="Devise_32_du_32_tableau" style:data-style-name="N11">
      <style:table-cell-properties style:vertical-align="middle" fo:background-color="transparent" style:repeat-content="false"/>
      <style:paragraph-properties fo:text-align="end" fo:margin-right="0.353cm"/>
      <style:map style:condition="of:is-true-formula([.$A4]=1)" style:apply-style-name="cf1" style:base-cell-address="Liste_d’inventaire.B4"/>
      <style:map style:condition="of:is-true-formula([.$K4]=&quot;oui&quot;)" style:apply-style-name="cf2" style:base-cell-address="Liste_d’inventaire.B4"/>
    </style:style>
    <style:style style:name="ce21" style:family="table-cell" style:parent-style-name="D_233_tails_32_du_32_tableau_32_droite" style:data-style-name="N0">
      <style:table-cell-properties style:vertical-align="middle" fo:background-color="transparent" style:repeat-content="false"/>
      <style:paragraph-properties fo:text-align="end" fo:margin-right="0.353cm"/>
      <style:map style:condition="of:is-true-formula([.$A4]=1)" style:apply-style-name="cf1" style:base-cell-address="Liste_d’inventaire.B4"/>
      <style:map style:condition="of:is-true-formula([.$K4]=&quot;oui&quot;)" style:apply-style-name="cf2" style:base-cell-address="Liste_d’inventaire.B4"/>
    </style:style>
    <style:style style:name="ce22" style:family="table-cell" style:parent-style-name="Retir_233_" style:data-style-name="N0">
      <style:table-cell-properties style:vertical-align="middle" fo:background-color="transparent" style:repeat-content="false"/>
      <style:paragraph-properties fo:text-align="center"/>
      <style:map style:condition="of:is-true-formula([.$A4]=1)" style:apply-style-name="cf1" style:base-cell-address="Liste_d’inventaire.B4"/>
      <style:map style:condition="of:is-true-formula([.$K4]=&quot;oui&quot;)" style:apply-style-name="cf2" style:base-cell-address="Liste_d’inventaire.B4"/>
    </style:style>
    <style:style style:name="ce23" style:family="table-cell" style:parent-style-name="Retir_233_" style:data-style-name="N0">
      <style:table-cell-properties style:vertical-align="middle" fo:background-color="transparent" style:repeat-content="false"/>
      <style:paragraph-properties fo:text-align="center"/>
      <style:map style:condition="of:is-true-formula([.$A4]=1)" style:apply-style-name="cf1" style:base-cell-address="Liste_d’inventaire.B4"/>
      <style:map style:condition="of:is-true-formula([.$K4]=&quot;oui&quot;)" style:apply-style-name="cf2" style:base-cell-address="Liste_d’inventaire.B4"/>
    </style:style>
    <style:style style:name="ce24" style:family="table-cell" style:parent-style-name="D_233_tails_32_du_32_tableau_32_droite" style:data-style-name="N0">
      <style:table-cell-properties style:vertical-align="middle" fo:background-color="transparent" style:repeat-content="false"/>
      <style:paragraph-properties fo:text-align="end" fo:margin-right="0.353cm"/>
      <style:map style:condition="of:is-true-formula([.$A4]=1)" style:apply-style-name="cf1" style:base-cell-address="Liste_d’inventaire.J4"/>
      <style:map style:condition="of:is-true-formula([.$K4]=&quot;oui&quot;)" style:apply-style-name="cf2" style:base-cell-address="Liste_d’inventaire.J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0"/>
      </table:calculation-settings>
      <table:content-validations>
        <table:content-validation table:name="val1" table:condition="of:cell-content-is-in-list(&quot;Oui&quot;;&quot;Non&quot;)">
          <table:help-message table:display="true">
            <text:p>Pour réorganiser des éléments soulignés, sélectionnez ALT+FLÈCHE BAS, Oui puis ENTRÉE. Un drapeau s’affiche dans la colonne A et la ligne correspondante dans la liste d’inventaire est soulignée. Sélectionner Non efface l’indicateur et les surbrillances</text:p>
          </table:help-message>
          <table:error-message table:display="true">
            <text:p>Sélectionnez une option de la liste déroulante. Sélectionnez RÉESSAYER pour entrer Oui ou Non, ou sélectionnez ANNULER et appuyez sur Alt+Bas pour parcourir la liste</text:p>
          </table:error-message>
        </table:content-validation>
        <table:content-validation table:name="val2">
          <table:help-message table:display="true">
            <text:p>Souligner des éléments pour réorganiser. Sélectionnez Oui de la liste déroulante dans G1 à droite soulignera des lignes et place un icône indicateur dans la Colonne A de la liste d’inventaire pour indiquer les éléments qui sont prêts à être réorganisés</text:p>
          </table:help-message>
          <table:error-message table:message-type="information">
            <text:p>Les articles à réapprovisionner ne sont mis en surbrillance que si Oui est sélectionné</text:p>
          </table:error-message>
        </table:content-validation>
        <table:content-validation table:name="val3">
          <table:help-message table:display="true">
            <text:p>Un icône indicateur dans cette colonne indique les articles de l'inventaire prêts à être réorganisés. Les drapeaux n'apparaissent qu’avec un Oui dans G1 et quand l'élément répond aux critères de réapprovisionnement.</text:p>
          </table:help-message>
          <table:error-message table:display="true"/>
        </table:content-validation>
        <table:content-validation table:name="val4">
          <table:help-message table:display="true">
            <text:p>Entrez la référence de stock de l’article dans cette colonne</text:p>
          </table:help-message>
          <table:error-message table:display="true"/>
        </table:content-validation>
        <table:content-validation table:name="val5">
          <table:help-message table:display="true">
            <text:p>Entrez le nom de l’article dans cette colonne</text:p>
          </table:help-message>
          <table:error-message table:display="true"/>
        </table:content-validation>
        <table:content-validation table:name="val6">
          <table:help-message table:display="true">
            <text:p>Entrez une description de l’article dans cette colonne</text:p>
          </table:help-message>
          <table:error-message table:display="true"/>
        </table:content-validation>
        <table:content-validation table:name="val7">
          <table:help-message table:display="true">
            <text:p>Entrez le prix unitaire de chaque article dans cette colonne</text:p>
          </table:help-message>
          <table:error-message table:display="true"/>
        </table:content-validation>
        <table:content-validation table:name="val8">
          <table:help-message table:display="true">
            <text:p>Entrez la quantité en stock de chaque article dans cette colonne</text:p>
          </table:help-message>
          <table:error-message table:display="true"/>
        </table:content-validation>
        <table:content-validation table:name="val9">
          <table:help-message table:display="true">
            <text:p>La valeur de stock pour chaque article est calculée automatiquement dans cette colonne</text:p>
          </table:help-message>
          <table:error-message table:display="true"/>
        </table:content-validation>
        <table:content-validation table:name="val10">
          <table:help-message table:display="true">
            <text:p>Entrez le seuil de réapprovisionnement pour chaque article dans cette colonne</text:p>
          </table:help-message>
          <table:error-message table:display="true"/>
        </table:content-validation>
        <table:content-validation table:name="val11">
          <table:help-message table:display="true">
            <text:p>Entrez le nombre de jours nécessaire au réapprovisionnement de chaque article dans cette colonne</text:p>
          </table:help-message>
          <table:error-message table:display="true"/>
        </table:content-validation>
        <table:content-validation table:name="val12">
          <table:help-message table:display="true">
            <text:p>Entrez la quantité réapprovisionnée pour chaque article dans cette colonne</text:p>
          </table:help-message>
          <table:error-message table:display="true"/>
        </table:content-validation>
        <table:content-validation table:name="val13">
          <table:help-message table:display="true">
            <text:p>Entrez oui quand l’article est abandonné. Lorsque la valeur Oui est entrée, la ligne correspondante est mise en surbrillance gris clair et le style barré est appliqué au texte</text:p>
          </table:help-message>
          <table:error-message table:display="true"/>
        </table:content-validation>
        <table:content-validation table:name="val14">
          <table:help-message table:display="true">
            <text:p>Cette feuille permet de suivre l'inventaire des articles dans la liste d'inventaire et permet de mettre en évidence et de signaler les articles prêts à être recommandés. Les articles abandonnés sont barrés et ont un Oui dans la colonne Abandon</text:p>
          </table:help-message>
          <table:error-message table:display="true"/>
        </table:content-validation>
      </table:content-validations>
      <table:table table:name="Liste_d’inventaire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3"/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table:content-validation-name="val14" table:style-name="ce8"/>
          <table:table-cell office:value-type="string" table:number-columns-spanned="3" table:number-rows-spanned="1" table:style-name="ce15">
            <text:p>Liste d’inventaire</text:p>
          </table:table-cell>
          <table:covered-table-cell table:number-columns-repeated="2"/>
          <table:table-cell office:value-type="string" table:number-columns-spanned="2" table:number-rows-spanned="1" table:content-validation-name="val2" table:style-name="ce17">
            <text:p>Mettre en surbrillance les articles à réapprovisionner ?</text:p>
          </table:table-cell>
          <table:covered-table-cell/>
          <table:table-cell office:value-type="string" table:content-validation-name="val1" table:style-name="ce13">
            <text:p>Oui</text:p>
          </table:table-cell>
          <table:table-cell table:number-columns-repeated="4" table:style-name="ce8"/>
          <table:table-cell table:number-columns-repeated="16373"/>
        </table:table-row>
        <table:table-row table:style-name="ro2">
          <table:table-cell table:style-name="ce9">
            <draw:g draw:z-index="1" draw:name="Bordure de titre" draw:id="id2">
              <svg:title/>
              <svg:desc>Bordure de titre</svg:desc>
              <draw:custom-shape svg:x="0.00064in" svg:y="0.00204in" svg:width="16.83417in" svg:height="0.09752in" draw:id="id0" draw:style-name="a2" draw:name="Forme de bordure de titre">
                <svg:title/>
                <svg:desc/>
                <text:p text:style-name="a1" text:class-names="" text:cond-style-name=""><text:span text:style-name="a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0064in" svg:y="0.00204in" svg:width="0.1833in" svg:height="0.10213in" draw:id="id1" draw:style-name="a5" draw:name="Forme de bordure de titre">
                <svg:title/>
                <svg:desc/>
                <text:p text:style-name="a4" text:class-names="" text:cond-style-name=""><text:span text:style-name="a3" text:class-names=""/></text:p>
      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2"/>
                  <draw:equation draw:name="f6" draw:formula="?f2 + ?f5"/>
                  <draw:equation draw:name="f7" draw:formula="?f1 - ?f0"/>
                  <draw:equation draw:name="f8" draw:formula="?f7 / 2"/>
                  <draw:equation draw:name="f9" draw:formula="?f7 / 12"/>
                  <draw:equation draw:name="f10" draw:formula="?f0 + ?f8"/>
                  <draw:equation draw:name="f11" draw:formula="?f4 * 7 / 12"/>
                  <draw:equation draw:name="f12" draw:formula="?f7 * 7 / 12"/>
                  <draw:equation draw:name="f13" draw:formula="?f4 * 11 / 12"/>
                </draw:enhanced-geometry>
              </draw:custom-shape>
            </draw:g>
          </table:table-cell>
          <table:table-cell table:number-columns-repeated="2" table:style-name="ce1"/>
          <table:table-cell table:number-columns-repeated="5" table:style-name="ce2"/>
          <table:table-cell table:number-columns-repeated="2" table:style-name="ce3"/>
          <table:table-cell table:number-columns-repeated="16374" table:style-name="ce1"/>
        </table:table-row>
        <table:table-row table:style-name="ro3">
          <table:table-cell office:value-type="string" table:content-validation-name="val3" table:style-name="ce11">
            <text:p>Articles avec indicateur à réapprovisionner</text:p>
          </table:table-cell>
          <table:table-cell office:value-type="string" table:content-validation-name="val4" table:style-name="ce14">
            <text:p>UGS</text:p>
          </table:table-cell>
          <table:table-cell office:value-type="string" table:content-validation-name="val5" table:style-name="ce14">
            <text:p>Nom</text:p>
          </table:table-cell>
          <table:table-cell office:value-type="string" table:content-validation-name="val6" table:style-name="ce14">
            <text:p>Description</text:p>
          </table:table-cell>
          <table:table-cell office:value-type="string" table:content-validation-name="val7" table:style-name="ce14">
            <text:p>Prix unitaire</text:p>
          </table:table-cell>
          <table:table-cell office:value-type="string" table:content-validation-name="val8" table:style-name="ce14">
            <text:p>Quantité en stock</text:p>
          </table:table-cell>
          <table:table-cell office:value-type="string" table:content-validation-name="val9" table:style-name="ce14">
            <text:p>Valeur de stock</text:p>
          </table:table-cell>
          <table:table-cell office:value-type="string" table:content-validation-name="val10" table:style-name="ce14">
            <text:p>Seuil de réapprovisionnement</text:p>
          </table:table-cell>
          <table:table-cell office:value-type="string" table:content-validation-name="val11" table:style-name="ce14">
            <text:p>Temps avant réapprovisionnement en jours</text:p>
          </table:table-cell>
          <table:table-cell office:value-type="string" table:content-validation-name="val12" table:style-name="ce14">
            <text:p>Quantité à réapprovisionner</text:p>
          </table:table-cell>
          <table:table-cell office:value-type="string" table:content-validation-name="val13" table:style-name="ce14">
            <text:p>Retiré ?</text:p>
          </table:table-cell>
          <table:table-cell table:number-columns-repeated="16373"/>
        </table:table-row>
        <table:table-row table:style-name="ro4">
          <table:table-cell office:value-type="float" office:value="1" table:formula="of:=IFERROR(([Liste_d’inventaire.$F4]&lt;=[Liste_d’inventaire.$H4])*([Liste_d’inventaire.$K4]=&quot;&quot;)*COM.MICROSOFT.SINGLE($$valSurlignée);0)" table:style-name="ce12">
            <text:p>Réapprovisionner</text:p>
          </table:table-cell>
          <table:table-cell office:value-type="string" table:style-name="ce19">
            <text:p>BASKT-XYZ-BLN-41</text:p>
          </table:table-cell>
          <table:table-cell office:value-type="string" table:style-name="ce19">
            <text:p>Basket</text:p>
          </table:table-cell>
          <table:table-cell office:value-type="string" table:style-name="ce19">
            <text:p>Taille 41</text:p>
          </table:table-cell>
          <table:table-cell office:value-type="currency" office:value="51" table:style-name="ce20">
            <text:p>51,00 €</text:p>
          </table:table-cell>
          <table:table-cell office:value-type="float" office:value="25" table:style-name="ce21">
            <text:p>25</text:p>
          </table:table-cell>
          <table:table-cell office:value-type="currency" office:value="1275" table:formula="of:=[Liste_d’inventaire.$E4]*[Liste_d’inventaire.$F4]" table:style-name="ce20">
            <text:p>1 275,00 €</text:p>
          </table:table-cell>
          <table:table-cell office:value-type="float" office:value="29" table:style-name="ce21">
            <text:p>29</text:p>
          </table:table-cell>
          <table:table-cell office:value-type="float" office:value="13" table:style-name="ce21">
            <text:p>13</text:p>
          </table:table-cell>
          <table:table-cell office:value-type="float" office:value="50" table:style-name="ce24">
            <text:p>50</text:p>
          </table:table-cell>
          <table:table-cell table:style-name="ce22"/>
          <table:table-cell table:number-columns-repeated="16373"/>
        </table:table-row>
        <table:table-row table:style-name="ro4">
          <table:table-cell office:value-type="float" office:value="1" table:formula="of:=IFERROR(([Liste_d’inventaire.$F5]&lt;=[Liste_d’inventaire.$H5])*([Liste_d’inventaire.$K5]=&quot;&quot;)*COM.MICROSOFT.SINGLE($$valSurlignée);0)" table:style-name="ce12">
            <text:p>Réapprovisionner</text:p>
          </table:table-cell>
          <table:table-cell office:value-type="string" table:style-name="ce19">
            <text:p>IN0002</text:p>
          </table:table-cell>
          <table:table-cell office:value-type="string" table:style-name="ce19">
            <text:p>Article 2</text:p>
          </table:table-cell>
          <table:table-cell office:value-type="string" table:style-name="ce19">
            <text:p>Desc 2</text:p>
          </table:table-cell>
          <table:table-cell office:value-type="currency" office:value="93" table:style-name="ce20">
            <text:p>93,00 €</text:p>
          </table:table-cell>
          <table:table-cell office:value-type="float" office:value="132" table:style-name="ce21">
            <text:p>132</text:p>
          </table:table-cell>
          <table:table-cell office:value-type="currency" office:value="12276" table:formula="of:=[Liste_d’inventaire.$E5]*[Liste_d’inventaire.$F5]" table:style-name="ce20">
            <text:p>12 276,00 €</text:p>
          </table:table-cell>
          <table:table-cell office:value-type="float" office:value="231" table:style-name="ce21">
            <text:p>231</text:p>
          </table:table-cell>
          <table:table-cell office:value-type="float" office:value="4" table:style-name="ce21">
            <text:p>4</text:p>
          </table:table-cell>
          <table:table-cell office:value-type="float" office:value="50" table:style-name="ce24">
            <text:p>50</text:p>
          </table:table-cell>
          <table:table-cell office:value-type="string" table:style-name="ce22">
            <text:p/>
          </table:table-cell>
          <table:table-cell table:number-columns-repeated="16373"/>
        </table:table-row>
        <table:table-row table:style-name="ro4">
          <table:table-cell office:value-type="float" office:value="0" table:formula="of:=IFERROR(([Liste_d’inventaire.$F6]&lt;=[Liste_d’inventaire.$H6])*([Liste_d’inventaire.$K6]=&quot;&quot;)*COM.MICROSOFT.SINGLE($$valSurlignée);0)" table:style-name="ce12"/>
          <table:table-cell office:value-type="string" table:style-name="ce19">
            <text:p>IN0003</text:p>
          </table:table-cell>
          <table:table-cell office:value-type="string" table:style-name="ce19">
            <text:p>Article 3</text:p>
          </table:table-cell>
          <table:table-cell office:value-type="string" table:style-name="ce19">
            <text:p>Desc 3</text:p>
          </table:table-cell>
          <table:table-cell office:value-type="currency" office:value="57" table:style-name="ce20">
            <text:p>57,00 €</text:p>
          </table:table-cell>
          <table:table-cell office:value-type="float" office:value="151" table:style-name="ce21">
            <text:p>151</text:p>
          </table:table-cell>
          <table:table-cell office:value-type="currency" office:value="8607" table:formula="of:=[Liste_d’inventaire.$E6]*[Liste_d’inventaire.$F6]" table:style-name="ce20">
            <text:p>8 607,00 €</text:p>
          </table:table-cell>
          <table:table-cell office:value-type="float" office:value="114" table:style-name="ce21">
            <text:p>114</text:p>
          </table:table-cell>
          <table:table-cell office:value-type="float" office:value="11" table:style-name="ce21">
            <text:p>11</text:p>
          </table:table-cell>
          <table:table-cell office:value-type="float" office:value="150" table:style-name="ce24">
            <text:p>150</text:p>
          </table:table-cell>
          <table:table-cell office:value-type="string" table:style-name="ce22">
            <text:p/>
          </table:table-cell>
          <table:table-cell table:number-columns-repeated="16373"/>
        </table:table-row>
        <table:table-row table:style-name="ro4">
          <table:table-cell office:value-type="float" office:value="0" table:formula="of:=IFERROR(([Liste_d’inventaire.$F7]&lt;=[Liste_d’inventaire.$H7])*([Liste_d’inventaire.$K7]=&quot;&quot;)*COM.MICROSOFT.SINGLE($$valSurlignée);0)" table:style-name="ce12"/>
          <table:table-cell office:value-type="string" table:style-name="ce19">
            <text:p>IN0004</text:p>
          </table:table-cell>
          <table:table-cell office:value-type="string" table:style-name="ce19">
            <text:p>Article 4</text:p>
          </table:table-cell>
          <table:table-cell office:value-type="string" table:style-name="ce19">
            <text:p>Desc 4</text:p>
          </table:table-cell>
          <table:table-cell office:value-type="currency" office:value="19" table:style-name="ce20">
            <text:p>19,00 €</text:p>
          </table:table-cell>
          <table:table-cell office:value-type="float" office:value="186" table:style-name="ce21">
            <text:p>186</text:p>
          </table:table-cell>
          <table:table-cell office:value-type="currency" office:value="3534" table:formula="of:=[Liste_d’inventaire.$E7]*[Liste_d’inventaire.$F7]" table:style-name="ce20">
            <text:p>3 534,00 €</text:p>
          </table:table-cell>
          <table:table-cell office:value-type="float" office:value="158" table:style-name="ce21">
            <text:p>158</text:p>
          </table:table-cell>
          <table:table-cell office:value-type="float" office:value="6" table:style-name="ce21">
            <text:p>6</text:p>
          </table:table-cell>
          <table:table-cell office:value-type="float" office:value="50" table:style-name="ce24">
            <text:p>50</text:p>
          </table:table-cell>
          <table:table-cell office:value-type="string" table:style-name="ce22">
            <text:p/>
          </table:table-cell>
          <table:table-cell table:number-columns-repeated="16373"/>
        </table:table-row>
        <table:table-row table:style-name="ro4">
          <table:table-cell office:value-type="float" office:value="0" table:formula="of:=IFERROR(([Liste_d’inventaire.$F8]&lt;=[Liste_d’inventaire.$H8])*([Liste_d’inventaire.$K8]=&quot;&quot;)*COM.MICROSOFT.SINGLE($$valSurlignée);0)" table:style-name="ce12"/>
          <table:table-cell office:value-type="string" table:style-name="ce19">
            <text:p>IN0005</text:p>
          </table:table-cell>
          <table:table-cell office:value-type="string" table:style-name="ce19">
            <text:p>Article 5</text:p>
          </table:table-cell>
          <table:table-cell office:value-type="string" table:style-name="ce19">
            <text:p>Desc 5</text:p>
          </table:table-cell>
          <table:table-cell office:value-type="currency" office:value="75" table:style-name="ce20">
            <text:p>75,00 €</text:p>
          </table:table-cell>
          <table:table-cell office:value-type="float" office:value="62" table:style-name="ce21">
            <text:p>62</text:p>
          </table:table-cell>
          <table:table-cell office:value-type="currency" office:value="4650" table:formula="of:=[Liste_d’inventaire.$E8]*[Liste_d’inventaire.$F8]" table:style-name="ce20">
            <text:p>4 650,00 €</text:p>
          </table:table-cell>
          <table:table-cell office:value-type="float" office:value="39" table:style-name="ce21">
            <text:p>39</text:p>
          </table:table-cell>
          <table:table-cell office:value-type="float" office:value="12" table:style-name="ce21">
            <text:p>12</text:p>
          </table:table-cell>
          <table:table-cell office:value-type="float" office:value="50" table:style-name="ce24">
            <text:p>50</text:p>
          </table:table-cell>
          <table:table-cell office:value-type="string" table:style-name="ce22">
            <text:p/>
          </table:table-cell>
          <table:table-cell table:number-columns-repeated="16373"/>
        </table:table-row>
        <table:table-row table:style-name="ro4">
          <table:table-cell office:value-type="float" office:value="1" table:formula="of:=IFERROR(([Liste_d’inventaire.$F9]&lt;=[Liste_d’inventaire.$H9])*([Liste_d’inventaire.$K9]=&quot;&quot;)*COM.MICROSOFT.SINGLE($$valSurlignée);0)" table:style-name="ce12">
            <text:p>Réapprovisionner</text:p>
          </table:table-cell>
          <table:table-cell office:value-type="string" table:style-name="ce19">
            <text:p>IN0006</text:p>
          </table:table-cell>
          <table:table-cell office:value-type="string" table:style-name="ce19">
            <text:p>Article 6</text:p>
          </table:table-cell>
          <table:table-cell office:value-type="string" table:style-name="ce19">
            <text:p>Desc 6</text:p>
          </table:table-cell>
          <table:table-cell office:value-type="currency" office:value="11" table:style-name="ce20">
            <text:p>11,00 €</text:p>
          </table:table-cell>
          <table:table-cell office:value-type="float" office:value="5" table:style-name="ce21">
            <text:p>5</text:p>
          </table:table-cell>
          <table:table-cell office:value-type="currency" office:value="55" table:formula="of:=[Liste_d’inventaire.$E9]*[Liste_d’inventaire.$F9]" table:style-name="ce20">
            <text:p>55,00 €</text:p>
          </table:table-cell>
          <table:table-cell office:value-type="float" office:value="9" table:style-name="ce21">
            <text:p>9</text:p>
          </table:table-cell>
          <table:table-cell office:value-type="float" office:value="13" table:style-name="ce21">
            <text:p>13</text:p>
          </table:table-cell>
          <table:table-cell office:value-type="float" office:value="150" table:style-name="ce24">
            <text:p>150</text:p>
          </table:table-cell>
          <table:table-cell office:value-type="string" table:style-name="ce22">
            <text:p/>
          </table:table-cell>
          <table:table-cell table:number-columns-repeated="16373"/>
        </table:table-row>
        <table:table-row table:style-name="ro4">
          <table:table-cell office:value-type="float" office:value="0" table:formula="of:=IFERROR(([Liste_d’inventaire.$F10]&lt;=[Liste_d’inventaire.$H10])*([Liste_d’inventaire.$K10]=&quot;&quot;)*COM.MICROSOFT.SINGLE($$valSurlignée);0)" table:style-name="ce12"/>
          <table:table-cell office:value-type="string" table:style-name="ce19">
            <text:p>IN0007</text:p>
          </table:table-cell>
          <table:table-cell office:value-type="string" table:style-name="ce19">
            <text:p>Article 7</text:p>
          </table:table-cell>
          <table:table-cell office:value-type="string" table:style-name="ce19">
            <text:p>Desc 7</text:p>
          </table:table-cell>
          <table:table-cell office:value-type="currency" office:value="56" table:style-name="ce20">
            <text:p>56,00 €</text:p>
          </table:table-cell>
          <table:table-cell office:value-type="float" office:value="58" table:style-name="ce21">
            <text:p>58</text:p>
          </table:table-cell>
          <table:table-cell office:value-type="currency" office:value="3248" table:formula="of:=[Liste_d’inventaire.$E10]*[Liste_d’inventaire.$F10]" table:style-name="ce20">
            <text:p>3 248,00 €</text:p>
          </table:table-cell>
          <table:table-cell office:value-type="float" office:value="109" table:style-name="ce21">
            <text:p>109</text:p>
          </table:table-cell>
          <table:table-cell office:value-type="float" office:value="7" table:style-name="ce21">
            <text:p>7</text:p>
          </table:table-cell>
          <table:table-cell office:value-type="float" office:value="100" table:style-name="ce24">
            <text:p>100</text:p>
          </table:table-cell>
          <table:table-cell office:value-type="string" table:style-name="ce23">
            <text:p>oui</text:p>
          </table:table-cell>
          <table:table-cell table:number-columns-repeated="16373"/>
        </table:table-row>
        <table:table-row table:style-name="ro4">
          <table:table-cell office:value-type="float" office:value="1" table:formula="of:=IFERROR(([Liste_d’inventaire.$F11]&lt;=[Liste_d’inventaire.$H11])*([Liste_d’inventaire.$K11]=&quot;&quot;)*COM.MICROSOFT.SINGLE($$valSurlignée);0)" table:style-name="ce12">
            <text:p>Réapprovisionner</text:p>
          </table:table-cell>
          <table:table-cell office:value-type="string" table:style-name="ce19">
            <text:p>IN0008</text:p>
          </table:table-cell>
          <table:table-cell office:value-type="string" table:style-name="ce19">
            <text:p>Article 8</text:p>
          </table:table-cell>
          <table:table-cell office:value-type="string" table:style-name="ce19">
            <text:p>Desc 8</text:p>
          </table:table-cell>
          <table:table-cell office:value-type="currency" office:value="38" table:style-name="ce20">
            <text:p>38,00 €</text:p>
          </table:table-cell>
          <table:table-cell office:value-type="float" office:value="101" table:style-name="ce21">
            <text:p>101</text:p>
          </table:table-cell>
          <table:table-cell office:value-type="currency" office:value="3838" table:formula="of:=[Liste_d’inventaire.$E11]*[Liste_d’inventaire.$F11]" table:style-name="ce20">
            <text:p>3 838,00 €</text:p>
          </table:table-cell>
          <table:table-cell office:value-type="float" office:value="162" table:style-name="ce21">
            <text:p>162</text:p>
          </table:table-cell>
          <table:table-cell office:value-type="float" office:value="3" table:style-name="ce21">
            <text:p>3</text:p>
          </table:table-cell>
          <table:table-cell office:value-type="float" office:value="100" table:style-name="ce24">
            <text:p>100</text:p>
          </table:table-cell>
          <table:table-cell office:value-type="string" table:style-name="ce22">
            <text:p/>
          </table:table-cell>
          <table:table-cell table:number-columns-repeated="16373"/>
        </table:table-row>
        <table:table-row table:style-name="ro4">
          <table:table-cell office:value-type="float" office:value="0" table:formula="of:=IFERROR(([Liste_d’inventaire.$F12]&lt;=[Liste_d’inventaire.$H12])*([Liste_d’inventaire.$K12]=&quot;&quot;)*COM.MICROSOFT.SINGLE($$valSurlignée);0)" table:style-name="ce12"/>
          <table:table-cell office:value-type="string" table:style-name="ce19">
            <text:p>IN0009</text:p>
          </table:table-cell>
          <table:table-cell office:value-type="string" table:style-name="ce19">
            <text:p>Article 9</text:p>
          </table:table-cell>
          <table:table-cell office:value-type="string" table:style-name="ce19">
            <text:p>Desc 9</text:p>
          </table:table-cell>
          <table:table-cell office:value-type="currency" office:value="59" table:style-name="ce20">
            <text:p>59,00 €</text:p>
          </table:table-cell>
          <table:table-cell office:value-type="float" office:value="122" table:style-name="ce21">
            <text:p>122</text:p>
          </table:table-cell>
          <table:table-cell office:value-type="currency" office:value="7198" table:formula="of:=[Liste_d’inventaire.$E12]*[Liste_d’inventaire.$F12]" table:style-name="ce20">
            <text:p>7 198,00 €</text:p>
          </table:table-cell>
          <table:table-cell office:value-type="float" office:value="82" table:style-name="ce21">
            <text:p>82</text:p>
          </table:table-cell>
          <table:table-cell office:value-type="float" office:value="3" table:style-name="ce21">
            <text:p>3</text:p>
          </table:table-cell>
          <table:table-cell office:value-type="float" office:value="150" table:style-name="ce24">
            <text:p>150</text:p>
          </table:table-cell>
          <table:table-cell office:value-type="string" table:style-name="ce22">
            <text:p/>
          </table:table-cell>
          <table:table-cell table:number-columns-repeated="16373"/>
        </table:table-row>
        <table:table-row table:style-name="ro4">
          <table:table-cell office:value-type="float" office:value="1" table:formula="of:=IFERROR(([Liste_d’inventaire.$F13]&lt;=[Liste_d’inventaire.$H13])*([Liste_d’inventaire.$K13]=&quot;&quot;)*COM.MICROSOFT.SINGLE($$valSurlignée);0)" table:style-name="ce12">
            <text:p>Réapprovisionner</text:p>
          </table:table-cell>
          <table:table-cell office:value-type="string" table:style-name="ce19">
            <text:p>IN0010</text:p>
          </table:table-cell>
          <table:table-cell office:value-type="string" table:style-name="ce19">
            <text:p>Article 10</text:p>
          </table:table-cell>
          <table:table-cell office:value-type="string" table:style-name="ce19">
            <text:p>Desc 10</text:p>
          </table:table-cell>
          <table:table-cell office:value-type="currency" office:value="50" table:style-name="ce20">
            <text:p>50,00 €</text:p>
          </table:table-cell>
          <table:table-cell office:value-type="float" office:value="175" table:style-name="ce21">
            <text:p>175</text:p>
          </table:table-cell>
          <table:table-cell office:value-type="currency" office:value="8750" table:formula="of:=[Liste_d’inventaire.$E13]*[Liste_d’inventaire.$F13]" table:style-name="ce20">
            <text:p>8 750,00 €</text:p>
          </table:table-cell>
          <table:table-cell office:value-type="float" office:value="283" table:style-name="ce21">
            <text:p>283</text:p>
          </table:table-cell>
          <table:table-cell office:value-type="float" office:value="8" table:style-name="ce21">
            <text:p>8</text:p>
          </table:table-cell>
          <table:table-cell office:value-type="float" office:value="150" table:style-name="ce24">
            <text:p>150</text:p>
          </table:table-cell>
          <table:table-cell office:value-type="string" table:style-name="ce22">
            <text:p/>
          </table:table-cell>
          <table:table-cell table:number-columns-repeated="16373"/>
        </table:table-row>
        <table:table-row table:style-name="ro4">
          <table:table-cell office:value-type="float" office:value="1" table:formula="of:=IFERROR(([Liste_d’inventaire.$F14]&lt;=[Liste_d’inventaire.$H14])*([Liste_d’inventaire.$K14]=&quot;&quot;)*COM.MICROSOFT.SINGLE($$valSurlignée);0)" table:style-name="ce12">
            <text:p>Réapprovisionner</text:p>
          </table:table-cell>
          <table:table-cell office:value-type="string" table:style-name="ce19">
            <text:p>IN0011</text:p>
          </table:table-cell>
          <table:table-cell office:value-type="string" table:style-name="ce19">
            <text:p>Article 11</text:p>
          </table:table-cell>
          <table:table-cell office:value-type="string" table:style-name="ce19">
            <text:p>Desc 11</text:p>
          </table:table-cell>
          <table:table-cell office:value-type="currency" office:value="59" table:style-name="ce20">
            <text:p>59,00 €</text:p>
          </table:table-cell>
          <table:table-cell office:value-type="float" office:value="176" table:style-name="ce21">
            <text:p>176</text:p>
          </table:table-cell>
          <table:table-cell office:value-type="currency" office:value="10384" table:formula="of:=[Liste_d’inventaire.$E14]*[Liste_d’inventaire.$F14]" table:style-name="ce20">
            <text:p>10 384,00 €</text:p>
          </table:table-cell>
          <table:table-cell office:value-type="float" office:value="229" table:style-name="ce21">
            <text:p>229</text:p>
          </table:table-cell>
          <table:table-cell office:value-type="float" office:value="1" table:style-name="ce21">
            <text:p>1</text:p>
          </table:table-cell>
          <table:table-cell office:value-type="float" office:value="100" table:style-name="ce24">
            <text:p>100</text:p>
          </table:table-cell>
          <table:table-cell office:value-type="string" table:style-name="ce22">
            <text:p/>
          </table:table-cell>
          <table:table-cell table:number-columns-repeated="16373"/>
        </table:table-row>
        <table:table-row table:style-name="ro4">
          <table:table-cell office:value-type="float" office:value="1" table:formula="of:=IFERROR(([Liste_d’inventaire.$F15]&lt;=[Liste_d’inventaire.$H15])*([Liste_d’inventaire.$K15]=&quot;&quot;)*COM.MICROSOFT.SINGLE($$valSurlignée);0)" table:style-name="ce12">
            <text:p>Réapprovisionner</text:p>
          </table:table-cell>
          <table:table-cell office:value-type="string" table:style-name="ce19">
            <text:p>IN0012</text:p>
          </table:table-cell>
          <table:table-cell office:value-type="string" table:style-name="ce19">
            <text:p>Article 12</text:p>
          </table:table-cell>
          <table:table-cell office:value-type="string" table:style-name="ce19">
            <text:p>Desc 12</text:p>
          </table:table-cell>
          <table:table-cell office:value-type="currency" office:value="18" table:style-name="ce20">
            <text:p>18,00 €</text:p>
          </table:table-cell>
          <table:table-cell office:value-type="float" office:value="22" table:style-name="ce21">
            <text:p>22</text:p>
          </table:table-cell>
          <table:table-cell office:value-type="currency" office:value="396" table:formula="of:=[Liste_d’inventaire.$E15]*[Liste_d’inventaire.$F15]" table:style-name="ce20">
            <text:p>396,00 €</text:p>
          </table:table-cell>
          <table:table-cell office:value-type="float" office:value="36" table:style-name="ce21">
            <text:p>36</text:p>
          </table:table-cell>
          <table:table-cell office:value-type="float" office:value="12" table:style-name="ce21">
            <text:p>12</text:p>
          </table:table-cell>
          <table:table-cell office:value-type="float" office:value="50" table:style-name="ce24">
            <text:p>50</text:p>
          </table:table-cell>
          <table:table-cell office:value-type="string" table:style-name="ce22">
            <text:p/>
          </table:table-cell>
          <table:table-cell table:number-columns-repeated="16373"/>
        </table:table-row>
        <table:table-row table:style-name="ro4">
          <table:table-cell office:value-type="float" office:value="1" table:formula="of:=IFERROR(([Liste_d’inventaire.$F16]&lt;=[Liste_d’inventaire.$H16])*([Liste_d’inventaire.$K16]=&quot;&quot;)*COM.MICROSOFT.SINGLE($$valSurlignée);0)" table:style-name="ce12">
            <text:p>Réapprovisionner</text:p>
          </table:table-cell>
          <table:table-cell office:value-type="string" table:style-name="ce19">
            <text:p>IN0013</text:p>
          </table:table-cell>
          <table:table-cell office:value-type="string" table:style-name="ce19">
            <text:p>Article 13</text:p>
          </table:table-cell>
          <table:table-cell office:value-type="string" table:style-name="ce19">
            <text:p>Desc 13</text:p>
          </table:table-cell>
          <table:table-cell office:value-type="currency" office:value="26" table:style-name="ce20">
            <text:p>26,00 €</text:p>
          </table:table-cell>
          <table:table-cell office:value-type="float" office:value="72" table:style-name="ce21">
            <text:p>72</text:p>
          </table:table-cell>
          <table:table-cell office:value-type="currency" office:value="1872" table:formula="of:=[Liste_d’inventaire.$E16]*[Liste_d’inventaire.$F16]" table:style-name="ce20">
            <text:p>1 872,00 €</text:p>
          </table:table-cell>
          <table:table-cell office:value-type="float" office:value="102" table:style-name="ce21">
            <text:p>102</text:p>
          </table:table-cell>
          <table:table-cell office:value-type="float" office:value="9" table:style-name="ce21">
            <text:p>9</text:p>
          </table:table-cell>
          <table:table-cell office:value-type="float" office:value="100" table:style-name="ce24">
            <text:p>100</text:p>
          </table:table-cell>
          <table:table-cell office:value-type="string" table:style-name="ce22">
            <text:p/>
          </table:table-cell>
          <table:table-cell table:number-columns-repeated="16373"/>
        </table:table-row>
        <table:table-row table:style-name="ro4">
          <table:table-cell office:value-type="float" office:value="1" table:formula="of:=IFERROR(([Liste_d’inventaire.$F17]&lt;=[Liste_d’inventaire.$H17])*([Liste_d’inventaire.$K17]=&quot;&quot;)*COM.MICROSOFT.SINGLE($$valSurlignée);0)" table:style-name="ce12">
            <text:p>Réapprovisionner</text:p>
          </table:table-cell>
          <table:table-cell office:value-type="string" table:style-name="ce19">
            <text:p>IN0014</text:p>
          </table:table-cell>
          <table:table-cell office:value-type="string" table:style-name="ce19">
            <text:p>Article 14</text:p>
          </table:table-cell>
          <table:table-cell office:value-type="string" table:style-name="ce19">
            <text:p>Desc 14</text:p>
          </table:table-cell>
          <table:table-cell office:value-type="currency" office:value="42" table:style-name="ce20">
            <text:p>42,00 €</text:p>
          </table:table-cell>
          <table:table-cell office:value-type="float" office:value="62" table:style-name="ce21">
            <text:p>62</text:p>
          </table:table-cell>
          <table:table-cell office:value-type="currency" office:value="2604" table:formula="of:=[Liste_d’inventaire.$E17]*[Liste_d’inventaire.$F17]" table:style-name="ce20">
            <text:p>2 604,00 €</text:p>
          </table:table-cell>
          <table:table-cell office:value-type="float" office:value="83" table:style-name="ce21">
            <text:p>83</text:p>
          </table:table-cell>
          <table:table-cell office:value-type="float" office:value="2" table:style-name="ce21">
            <text:p>2</text:p>
          </table:table-cell>
          <table:table-cell office:value-type="float" office:value="100" table:style-name="ce24">
            <text:p>100</text:p>
          </table:table-cell>
          <table:table-cell office:value-type="string" table:style-name="ce22">
            <text:p/>
          </table:table-cell>
          <table:table-cell table:number-columns-repeated="16373"/>
        </table:table-row>
        <table:table-row table:style-name="ro4">
          <table:table-cell office:value-type="float" office:value="0" table:formula="of:=IFERROR(([Liste_d’inventaire.$F18]&lt;=[Liste_d’inventaire.$H18])*([Liste_d’inventaire.$K18]=&quot;&quot;)*COM.MICROSOFT.SINGLE($$valSurlignée);0)" table:style-name="ce12"/>
          <table:table-cell office:value-type="string" table:style-name="ce19">
            <text:p>IN0015</text:p>
          </table:table-cell>
          <table:table-cell office:value-type="string" table:style-name="ce19">
            <text:p>Article 15</text:p>
          </table:table-cell>
          <table:table-cell office:value-type="string" table:style-name="ce19">
            <text:p>Desc 15</text:p>
          </table:table-cell>
          <table:table-cell office:value-type="currency" office:value="32" table:style-name="ce20">
            <text:p>32,00 €</text:p>
          </table:table-cell>
          <table:table-cell office:value-type="float" office:value="46" table:style-name="ce21">
            <text:p>46</text:p>
          </table:table-cell>
          <table:table-cell office:value-type="currency" office:value="1472" table:formula="of:=[Liste_d’inventaire.$E18]*[Liste_d’inventaire.$F18]" table:style-name="ce20">
            <text:p>1 472,00 €</text:p>
          </table:table-cell>
          <table:table-cell office:value-type="float" office:value="23" table:style-name="ce21">
            <text:p>23</text:p>
          </table:table-cell>
          <table:table-cell office:value-type="float" office:value="15" table:style-name="ce21">
            <text:p>15</text:p>
          </table:table-cell>
          <table:table-cell office:value-type="float" office:value="50" table:style-name="ce24">
            <text:p>50</text:p>
          </table:table-cell>
          <table:table-cell office:value-type="string" table:style-name="ce22">
            <text:p/>
          </table:table-cell>
          <table:table-cell table:number-columns-repeated="16373"/>
        </table:table-row>
        <table:table-row table:style-name="ro4">
          <table:table-cell office:value-type="float" office:value="1" table:formula="of:=IFERROR(([Liste_d’inventaire.$F19]&lt;=[Liste_d’inventaire.$H19])*([Liste_d’inventaire.$K19]=&quot;&quot;)*COM.MICROSOFT.SINGLE($$valSurlignée);0)" table:style-name="ce12">
            <text:p>Réapprovisionner</text:p>
          </table:table-cell>
          <table:table-cell office:value-type="string" table:style-name="ce19">
            <text:p>IN0016</text:p>
          </table:table-cell>
          <table:table-cell office:value-type="string" table:style-name="ce19">
            <text:p>Article 16</text:p>
          </table:table-cell>
          <table:table-cell office:value-type="string" table:style-name="ce19">
            <text:p>Desc 16</text:p>
          </table:table-cell>
          <table:table-cell office:value-type="currency" office:value="90" table:style-name="ce20">
            <text:p>90,00 €</text:p>
          </table:table-cell>
          <table:table-cell office:value-type="float" office:value="96" table:style-name="ce21">
            <text:p>96</text:p>
          </table:table-cell>
          <table:table-cell office:value-type="currency" office:value="8640" table:formula="of:=[Liste_d’inventaire.$E19]*[Liste_d’inventaire.$F19]" table:style-name="ce20">
            <text:p>8 640,00 €</text:p>
          </table:table-cell>
          <table:table-cell office:value-type="float" office:value="180" table:style-name="ce21">
            <text:p>180</text:p>
          </table:table-cell>
          <table:table-cell office:value-type="float" office:value="3" table:style-name="ce21">
            <text:p>3</text:p>
          </table:table-cell>
          <table:table-cell office:value-type="float" office:value="50" table:style-name="ce24">
            <text:p>50</text:p>
          </table:table-cell>
          <table:table-cell office:value-type="string" table:style-name="ce22">
            <text:p/>
          </table:table-cell>
          <table:table-cell table:number-columns-repeated="16373"/>
        </table:table-row>
        <table:table-row table:style-name="ro4">
          <table:table-cell office:value-type="float" office:value="0" table:formula="of:=IFERROR(([Liste_d’inventaire.$F20]&lt;=[Liste_d’inventaire.$H20])*([Liste_d’inventaire.$K20]=&quot;&quot;)*COM.MICROSOFT.SINGLE($$valSurlignée);0)" table:style-name="ce12"/>
          <table:table-cell office:value-type="string" table:style-name="ce19">
            <text:p>IN0017</text:p>
          </table:table-cell>
          <table:table-cell office:value-type="string" table:style-name="ce19">
            <text:p>Article 17</text:p>
          </table:table-cell>
          <table:table-cell office:value-type="string" table:style-name="ce19">
            <text:p>Desc 17</text:p>
          </table:table-cell>
          <table:table-cell office:value-type="currency" office:value="97" table:style-name="ce20">
            <text:p>97,00 €</text:p>
          </table:table-cell>
          <table:table-cell office:value-type="float" office:value="57" table:style-name="ce21">
            <text:p>57</text:p>
          </table:table-cell>
          <table:table-cell office:value-type="currency" office:value="5529" table:formula="of:=[Liste_d’inventaire.$E20]*[Liste_d’inventaire.$F20]" table:style-name="ce20">
            <text:p>5 529,00 €</text:p>
          </table:table-cell>
          <table:table-cell office:value-type="float" office:value="98" table:style-name="ce21">
            <text:p>98</text:p>
          </table:table-cell>
          <table:table-cell office:value-type="float" office:value="12" table:style-name="ce21">
            <text:p>12</text:p>
          </table:table-cell>
          <table:table-cell office:value-type="float" office:value="50" table:style-name="ce24">
            <text:p>50</text:p>
          </table:table-cell>
          <table:table-cell office:value-type="string" table:style-name="ce22">
            <text:p>Oui</text:p>
          </table:table-cell>
          <table:table-cell table:number-columns-repeated="16373"/>
        </table:table-row>
        <table:table-row table:style-name="ro4">
          <table:table-cell office:value-type="float" office:value="1" table:formula="of:=IFERROR(([Liste_d’inventaire.$F21]&lt;=[Liste_d’inventaire.$H21])*([Liste_d’inventaire.$K21]=&quot;&quot;)*COM.MICROSOFT.SINGLE($$valSurlignée);0)" table:style-name="ce12">
            <text:p>Réapprovisionner</text:p>
          </table:table-cell>
          <table:table-cell office:value-type="string" table:style-name="ce19">
            <text:p>IN0018</text:p>
          </table:table-cell>
          <table:table-cell office:value-type="string" table:style-name="ce19">
            <text:p>Article 18</text:p>
          </table:table-cell>
          <table:table-cell office:value-type="string" table:style-name="ce19">
            <text:p>Desc 18</text:p>
          </table:table-cell>
          <table:table-cell office:value-type="currency" office:value="12" table:style-name="ce20">
            <text:p>12,00 €</text:p>
          </table:table-cell>
          <table:table-cell office:value-type="float" office:value="6" table:style-name="ce21">
            <text:p>6</text:p>
          </table:table-cell>
          <table:table-cell office:value-type="currency" office:value="72" table:formula="of:=[Liste_d’inventaire.$E21]*[Liste_d’inventaire.$F21]" table:style-name="ce20">
            <text:p>72,00 €</text:p>
          </table:table-cell>
          <table:table-cell office:value-type="float" office:value="7" table:style-name="ce21">
            <text:p>7</text:p>
          </table:table-cell>
          <table:table-cell office:value-type="float" office:value="13" table:style-name="ce21">
            <text:p>13</text:p>
          </table:table-cell>
          <table:table-cell office:value-type="float" office:value="50" table:style-name="ce24">
            <text:p>50</text:p>
          </table:table-cell>
          <table:table-cell office:value-type="string" table:style-name="ce22">
            <text:p/>
          </table:table-cell>
          <table:table-cell table:number-columns-repeated="16373"/>
        </table:table-row>
        <table:table-row table:style-name="ro4">
          <table:table-cell office:value-type="float" office:value="1" table:formula="of:=IFERROR(([Liste_d’inventaire.$F22]&lt;=[Liste_d’inventaire.$H22])*([Liste_d’inventaire.$K22]=&quot;&quot;)*COM.MICROSOFT.SINGLE($$valSurlignée);0)" table:style-name="ce12">
            <text:p>Réapprovisionner</text:p>
          </table:table-cell>
          <table:table-cell office:value-type="string" table:style-name="ce19">
            <text:p>IN0019</text:p>
          </table:table-cell>
          <table:table-cell office:value-type="string" table:style-name="ce19">
            <text:p>Article 19</text:p>
          </table:table-cell>
          <table:table-cell office:value-type="string" table:style-name="ce19">
            <text:p>Desc 19</text:p>
          </table:table-cell>
          <table:table-cell office:value-type="currency" office:value="82" table:style-name="ce20">
            <text:p>82,00 €</text:p>
          </table:table-cell>
          <table:table-cell office:value-type="float" office:value="143" table:style-name="ce21">
            <text:p>143</text:p>
          </table:table-cell>
          <table:table-cell office:value-type="currency" office:value="11726" table:formula="of:=[Liste_d’inventaire.$E22]*[Liste_d’inventaire.$F22]" table:style-name="ce20">
            <text:p>11 726,00 €</text:p>
          </table:table-cell>
          <table:table-cell office:value-type="float" office:value="164" table:style-name="ce21">
            <text:p>164</text:p>
          </table:table-cell>
          <table:table-cell office:value-type="float" office:value="12" table:style-name="ce21">
            <text:p>12</text:p>
          </table:table-cell>
          <table:table-cell office:value-type="float" office:value="150" table:style-name="ce24">
            <text:p>150</text:p>
          </table:table-cell>
          <table:table-cell table:style-name="ce22"/>
          <table:table-cell table:number-columns-repeated="16373"/>
        </table:table-row>
        <table:table-row table:style-name="ro4">
          <table:table-cell office:value-type="float" office:value="0" table:formula="of:=IFERROR(([Liste_d’inventaire.$F23]&lt;=[Liste_d’inventaire.$H23])*([Liste_d’inventaire.$K23]=&quot;&quot;)*COM.MICROSOFT.SINGLE($$valSurlignée);0)" table:style-name="ce12"/>
          <table:table-cell office:value-type="string" table:style-name="ce19">
            <text:p>IN0020</text:p>
          </table:table-cell>
          <table:table-cell office:value-type="string" table:style-name="ce19">
            <text:p>Article 20</text:p>
          </table:table-cell>
          <table:table-cell office:value-type="string" table:style-name="ce19">
            <text:p>Desc 20</text:p>
          </table:table-cell>
          <table:table-cell office:value-type="currency" office:value="16" table:style-name="ce20">
            <text:p>16,00 €</text:p>
          </table:table-cell>
          <table:table-cell office:value-type="float" office:value="124" table:style-name="ce21">
            <text:p>124</text:p>
          </table:table-cell>
          <table:table-cell office:value-type="currency" office:value="1984" table:formula="of:=[Liste_d’inventaire.$E23]*[Liste_d’inventaire.$F23]" table:style-name="ce20">
            <text:p>1 984,00 €</text:p>
          </table:table-cell>
          <table:table-cell office:value-type="float" office:value="113" table:style-name="ce21">
            <text:p>113</text:p>
          </table:table-cell>
          <table:table-cell office:value-type="float" office:value="14" table:style-name="ce21">
            <text:p>14</text:p>
          </table:table-cell>
          <table:table-cell office:value-type="float" office:value="50" table:style-name="ce24">
            <text:p>50</text:p>
          </table:table-cell>
          <table:table-cell office:value-type="string" table:style-name="ce22">
            <text:p/>
          </table:table-cell>
          <table:table-cell table:number-columns-repeated="16373"/>
        </table:table-row>
        <table:table-row table:style-name="ro4">
          <table:table-cell office:value-type="float" office:value="0" table:formula="of:=IFERROR(([Liste_d’inventaire.$F24]&lt;=[Liste_d’inventaire.$H24])*([Liste_d’inventaire.$K24]=&quot;&quot;)*COM.MICROSOFT.SINGLE($$valSurlignée);0)" table:style-name="ce12"/>
          <table:table-cell office:value-type="string" table:style-name="ce19">
            <text:p>IN0021</text:p>
          </table:table-cell>
          <table:table-cell office:value-type="string" table:style-name="ce19">
            <text:p>Article 21</text:p>
          </table:table-cell>
          <table:table-cell office:value-type="string" table:style-name="ce19">
            <text:p>Desc 21</text:p>
          </table:table-cell>
          <table:table-cell office:value-type="currency" office:value="19" table:style-name="ce20">
            <text:p>19,00 €</text:p>
          </table:table-cell>
          <table:table-cell office:value-type="float" office:value="112" table:style-name="ce21">
            <text:p>112</text:p>
          </table:table-cell>
          <table:table-cell office:value-type="currency" office:value="2128" table:formula="of:=[Liste_d’inventaire.$E24]*[Liste_d’inventaire.$F24]" table:style-name="ce20">
            <text:p>2 128,00 €</text:p>
          </table:table-cell>
          <table:table-cell office:value-type="float" office:value="75" table:style-name="ce21">
            <text:p>75</text:p>
          </table:table-cell>
          <table:table-cell office:value-type="float" office:value="11" table:style-name="ce21">
            <text:p>11</text:p>
          </table:table-cell>
          <table:table-cell office:value-type="float" office:value="50" table:style-name="ce24">
            <text:p>50</text:p>
          </table:table-cell>
          <table:table-cell office:value-type="string" table:style-name="ce22">
            <text:p/>
          </table:table-cell>
          <table:table-cell table:number-columns-repeated="16373"/>
        </table:table-row>
        <table:table-row table:style-name="ro4">
          <table:table-cell office:value-type="float" office:value="0" table:formula="of:=IFERROR(([Liste_d’inventaire.$F25]&lt;=[Liste_d’inventaire.$H25])*([Liste_d’inventaire.$K25]=&quot;&quot;)*COM.MICROSOFT.SINGLE($$valSurlignée);0)" table:style-name="ce12"/>
          <table:table-cell office:value-type="string" table:style-name="ce19">
            <text:p>IN0022</text:p>
          </table:table-cell>
          <table:table-cell office:value-type="string" table:style-name="ce19">
            <text:p>Article 22</text:p>
          </table:table-cell>
          <table:table-cell office:value-type="string" table:style-name="ce19">
            <text:p>Desc 22</text:p>
          </table:table-cell>
          <table:table-cell office:value-type="currency" office:value="24" table:style-name="ce20">
            <text:p>24,00 €</text:p>
          </table:table-cell>
          <table:table-cell office:value-type="float" office:value="182" table:style-name="ce21">
            <text:p>182</text:p>
          </table:table-cell>
          <table:table-cell office:value-type="currency" office:value="4368" table:formula="of:=[Liste_d’inventaire.$E25]*[Liste_d’inventaire.$F25]" table:style-name="ce20">
            <text:p>4 368,00 €</text:p>
          </table:table-cell>
          <table:table-cell office:value-type="float" office:value="132" table:style-name="ce21">
            <text:p>132</text:p>
          </table:table-cell>
          <table:table-cell office:value-type="float" office:value="15" table:style-name="ce21">
            <text:p>15</text:p>
          </table:table-cell>
          <table:table-cell office:value-type="float" office:value="150" table:style-name="ce24">
            <text:p>150</text:p>
          </table:table-cell>
          <table:table-cell office:value-type="string" table:style-name="ce22">
            <text:p/>
          </table:table-cell>
          <table:table-cell table:number-columns-repeated="16373"/>
        </table:table-row>
        <table:table-row table:style-name="ro4">
          <table:table-cell office:value-type="float" office:value="0" table:formula="of:=IFERROR(([Liste_d’inventaire.$F26]&lt;=[Liste_d’inventaire.$H26])*([Liste_d’inventaire.$K26]=&quot;&quot;)*COM.MICROSOFT.SINGLE($$valSurlignée);0)" table:style-name="ce12"/>
          <table:table-cell office:value-type="string" table:style-name="ce19">
            <text:p>IN0023</text:p>
          </table:table-cell>
          <table:table-cell office:value-type="string" table:style-name="ce19">
            <text:p>Article 23</text:p>
          </table:table-cell>
          <table:table-cell office:value-type="string" table:style-name="ce19">
            <text:p>Desc 23</text:p>
          </table:table-cell>
          <table:table-cell office:value-type="currency" office:value="29" table:style-name="ce20">
            <text:p>29,00 €</text:p>
          </table:table-cell>
          <table:table-cell office:value-type="float" office:value="106" table:style-name="ce21">
            <text:p>106</text:p>
          </table:table-cell>
          <table:table-cell office:value-type="currency" office:value="3074" table:formula="of:=[Liste_d’inventaire.$E26]*[Liste_d’inventaire.$F26]" table:style-name="ce20">
            <text:p>3 074,00 €</text:p>
          </table:table-cell>
          <table:table-cell office:value-type="float" office:value="142" table:style-name="ce21">
            <text:p>142</text:p>
          </table:table-cell>
          <table:table-cell office:value-type="float" office:value="1" table:style-name="ce21">
            <text:p>1</text:p>
          </table:table-cell>
          <table:table-cell office:value-type="float" office:value="150" table:style-name="ce24">
            <text:p>150</text:p>
          </table:table-cell>
          <table:table-cell office:value-type="string" table:style-name="ce22">
            <text:p>Oui</text:p>
          </table:table-cell>
          <table:table-cell table:number-columns-repeated="16373"/>
        </table:table-row>
        <table:table-row table:style-name="ro4">
          <table:table-cell office:value-type="float" office:value="0" table:formula="of:=IFERROR(([Liste_d’inventaire.$F27]&lt;=[Liste_d’inventaire.$H27])*([Liste_d’inventaire.$K27]=&quot;&quot;)*COM.MICROSOFT.SINGLE($$valSurlignée);0)" table:style-name="ce12"/>
          <table:table-cell office:value-type="string" table:style-name="ce19">
            <text:p>IN0024</text:p>
          </table:table-cell>
          <table:table-cell office:value-type="string" table:style-name="ce19">
            <text:p>Article 24</text:p>
          </table:table-cell>
          <table:table-cell office:value-type="string" table:style-name="ce19">
            <text:p>Desc 24</text:p>
          </table:table-cell>
          <table:table-cell office:value-type="currency" office:value="75" table:style-name="ce20">
            <text:p>75,00 €</text:p>
          </table:table-cell>
          <table:table-cell office:value-type="float" office:value="173" table:style-name="ce21">
            <text:p>173</text:p>
          </table:table-cell>
          <table:table-cell office:value-type="currency" office:value="12975" table:formula="of:=[Liste_d’inventaire.$E27]*[Liste_d’inventaire.$F27]" table:style-name="ce20">
            <text:p>12 975,00 €</text:p>
          </table:table-cell>
          <table:table-cell office:value-type="float" office:value="127" table:style-name="ce21">
            <text:p>127</text:p>
          </table:table-cell>
          <table:table-cell office:value-type="float" office:value="9" table:style-name="ce21">
            <text:p>9</text:p>
          </table:table-cell>
          <table:table-cell office:value-type="float" office:value="100" table:style-name="ce24">
            <text:p>100</text:p>
          </table:table-cell>
          <table:table-cell office:value-type="string" table:style-name="ce22">
            <text:p/>
          </table:table-cell>
          <table:table-cell table:number-columns-repeated="16373"/>
        </table:table-row>
        <table:table-row table:style-name="ro4">
          <table:table-cell office:value-type="float" office:value="0" table:formula="of:=IFERROR(([Liste_d’inventaire.$F28]&lt;=[Liste_d’inventaire.$H28])*([Liste_d’inventaire.$K28]=&quot;&quot;)*COM.MICROSOFT.SINGLE($$valSurlignée);0)" table:style-name="ce12"/>
          <table:table-cell office:value-type="string" table:style-name="ce19">
            <text:p>IN0025</text:p>
          </table:table-cell>
          <table:table-cell office:value-type="string" table:style-name="ce19">
            <text:p>Article 25</text:p>
          </table:table-cell>
          <table:table-cell office:value-type="string" table:style-name="ce19">
            <text:p>Desc 25</text:p>
          </table:table-cell>
          <table:table-cell office:value-type="currency" office:value="14" table:style-name="ce20">
            <text:p>14,00 €</text:p>
          </table:table-cell>
          <table:table-cell office:value-type="float" office:value="28" table:style-name="ce21">
            <text:p>28</text:p>
          </table:table-cell>
          <table:table-cell office:value-type="currency" office:value="392" table:formula="of:=[Liste_d’inventaire.$E28]*[Liste_d’inventaire.$F28]" table:style-name="ce20">
            <text:p>392,00 €</text:p>
          </table:table-cell>
          <table:table-cell office:value-type="float" office:value="21" table:style-name="ce21">
            <text:p>21</text:p>
          </table:table-cell>
          <table:table-cell office:value-type="float" office:value="8" table:style-name="ce21">
            <text:p>8</text:p>
          </table:table-cell>
          <table:table-cell office:value-type="float" office:value="50" table:style-name="ce24">
            <text:p>50</text:p>
          </table:table-cell>
          <table:table-cell office:value-type="string" table:style-name="ce22">
            <text:p/>
          </table:table-cell>
          <table:table-cell table:number-columns-repeated="16373"/>
        </table:table-row>
        <table:table-row table:number-rows-repeated="1048548" table:style-name="ro4">
          <table:table-cell table:number-columns-repeated="16384"/>
        </table:table-row>
        <table:named-expressions>
          <table:named-range table:name="Print_Titles" table:cell-range-address="Liste_d’inventaire.$A$1:Liste_d’inventaire.$XFD$3" table:base-cell-address="Liste_d’inventaire.$A$1"/>
        </table:named-expressions>
      </table:table>
      <table:named-expressions>
        <table:named-expression table:name="TitreColonne1" table:expression="of:=[Liste_d’inventaire.$A$3]" table:base-cell-address="Liste_d’inventaire.$A$1"/>
        <table:named-expression table:name="valSurlignée" table:expression="of:=IFERROR(IF(['Liste_d’inventaire'.$G$1]=&quot;Oui&quot;; TRUE; FALSE);FALSE)" table:base-cell-address="Liste_d’inventaire.$A$1"/>
      </table:named-expressions>
      <table:database-ranges>
        <table:database-range table:target-range-address="Liste_d’inventaire.A3:Liste_d’inventaire.K28" table:name="ListeInventaire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orbel" svg:font-family="Corbel"/>
  </office:font-face-decls>
  <office:styles>
    <number:number-style style:name="N0">
      <number:number number:min-integer-digits="1"/>
    </number:number-style>
    <number:currency-style style:name="N11P0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1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1P0"/>
    </number:currency-style>
    <number:percentage-style style:name="N13">
      <number:number number:decimal-places="0" number:min-decimal-places="0" number:min-integer-digits="1"/>
      <number:text>%</number:text>
    </number:percentage-style>
    <number:currency-style style:name="N32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  <number:currency-symbol>€</number:currency-symbol>
      <number:text> </number:text>
    </number:currency-style>
    <number:currency-style style:name="N32P1">
      <number:text>-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  <number:currency-symbol>€</number:currency-symbol>
      <number:text> </number:text>
    </number:currency-style>
    <number:currency-style style:name="N32P2">
      <number:text> </number:text>
      <number:fill-character> </number:fill-character>
      <number:text>- </number:text>
      <number:currency-symbol>€</number:currency-symbol>
      <number:text> </number:text>
    </number:currency-style>
    <number:text-style style:name="N32">
      <number:text> </number:text>
      <number:text-content/>
      <number:text> </number:text>
      <style:map style:condition="value()&gt;0" style:apply-style-name="N32P0"/>
      <style:map style:condition="value()&lt;0" style:apply-style-name="N32P1"/>
      <style:map style:condition="value()=0" style:apply-style-name="N32P2"/>
    </number:text-style>
    <number:currency-style style:name="N34P0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6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1">
      <number:text> </number:text>
      <number:fill-character> </number:fill-character>
      <number:text>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text-style style:name="N36P2">
      <number:text> </number:text>
      <number:fill-character> </number:fill-character>
      <number:text>- </number:text>
    </number:text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P1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7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text-style style:name="N38P0">
      <number:text>Réapprovisionner</number:text>
    </number:text-style>
    <number:text-style style:name="N38P1"/>
    <number:text-style style:name="N38">
      <style:map style:condition="value()&gt;0" style:apply-style-name="N38P0"/>
      <style:map style:condition="value()&lt;0" style:apply-style-name="N38P1"/>
    </number:text-style>
    <style:style style:name="_50_0_160__37__32_-_32_Accent1" style:display-name="20 % - Accent1" style:family="table-cell" style:data-style-name="N0">
      <style:table-cell-properties fo:background-color="#CCD1D7"/>
    </style:style>
    <style:style style:name="_50_0_160__37__32_-_32_Accent2" style:display-name="20 % - Accent2" style:family="table-cell" style:data-style-name="N0">
      <style:table-cell-properties fo:background-color="#D7DFEA"/>
    </style:style>
    <style:style style:name="_50_0_160__37__32_-_32_Accent3" style:display-name="20 % - Accent3" style:family="table-cell" style:data-style-name="N0">
      <style:table-cell-properties fo:background-color="#DEECED"/>
    </style:style>
    <style:style style:name="_50_0_160__37__32_-_32_Accent4" style:display-name="20 % - Accent4" style:family="table-cell" style:data-style-name="N0">
      <style:table-cell-properties fo:background-color="#FDE9D9"/>
    </style:style>
    <style:style style:name="_50_0_160__37__32_-_32_Accent5" style:display-name="20 % - Accent5" style:family="table-cell" style:data-style-name="N0">
      <style:table-cell-properties fo:background-color="#FFD1C1"/>
    </style:style>
    <style:style style:name="_50_0_160__37__32_-_32_Accent6" style:display-name="20 % - Accent6" style:family="table-cell" style:data-style-name="N0">
      <style:table-cell-properties fo:background-color="#FFF4CC"/>
    </style:style>
    <style:style style:name="_52_0_160__37__32_-_32_Accent1" style:display-name="40 % - Accent1" style:family="table-cell" style:data-style-name="N0">
      <style:table-cell-properties fo:background-color="#9AA4AD"/>
    </style:style>
    <style:style style:name="_52_0_160__37__32_-_32_Accent2" style:display-name="40 % - Accent2" style:family="table-cell" style:data-style-name="N0">
      <style:table-cell-properties fo:background-color="#AEBED5"/>
    </style:style>
    <style:style style:name="_52_0_160__37__32_-_32_Accent3" style:display-name="40 % - Accent3" style:family="table-cell" style:data-style-name="N0">
      <style:table-cell-properties fo:background-color="#BDD9DB"/>
    </style:style>
    <style:style style:name="_52_0_160__37__32_-_32_Accent4" style:display-name="40 % - Accent4" style:family="table-cell" style:data-style-name="N0">
      <style:table-cell-properties fo:background-color="#FCD5B4"/>
    </style:style>
    <style:style style:name="_52_0_160__37__32_-_32_Accent5" style:display-name="40 % - Accent5" style:family="table-cell" style:data-style-name="N0">
      <style:table-cell-properties fo:background-color="#FFA384"/>
    </style:style>
    <style:style style:name="_52_0_160__37__32_-_32_Accent6" style:display-name="40 % - Accent6" style:family="table-cell" style:data-style-name="N0">
      <style:table-cell-properties fo:background-color="#FFEB99"/>
    </style:style>
    <style:style style:name="_54_0_160__37__32_-_32_Accent1" style:display-name="60 % - Accent1" style:family="table-cell" style:data-style-name="N0">
      <style:table-cell-properties fo:background-color="#697683"/>
    </style:style>
    <style:style style:name="_54_0_160__37__32_-_32_Accent2" style:display-name="60 % - Accent2" style:family="table-cell" style:data-style-name="N0">
      <style:table-cell-properties fo:background-color="#859EC0"/>
    </style:style>
    <style:style style:name="_54_0_160__37__32_-_32_Accent3" style:display-name="60 % - Accent3" style:family="table-cell" style:data-style-name="N0">
      <style:table-cell-properties fo:background-color="#9CC6C9"/>
    </style:style>
    <style:style style:name="_54_0_160__37__32_-_32_Accent4" style:display-name="60 % - Accent4" style:family="table-cell" style:data-style-name="N0">
      <style:table-cell-properties fo:background-color="#FABF8F"/>
    </style:style>
    <style:style style:name="_54_0_160__37__32_-_32_Accent5" style:display-name="60 % - Accent5" style:family="table-cell" style:data-style-name="N0">
      <style:table-cell-properties fo:background-color="#FF7546"/>
    </style:style>
    <style:style style:name="_54_0_160__37__32_-_32_Accent6" style:display-name="60 % - Accent6" style:family="table-cell" style:data-style-name="N0">
      <style:table-cell-properties fo:background-color="#FFE066"/>
    </style:style>
    <style:style style:name="Accent1" style:family="table-cell" style:data-style-name="N0">
      <style:table-cell-properties fo:background-color="#191C1F"/>
      <style:text-properties fo:color="#FFFFFF"/>
    </style:style>
    <style:style style:name="Accent2" style:family="table-cell" style:data-style-name="N0">
      <style:table-cell-properties fo:background-color="#456185"/>
      <style:text-properties fo:color="#FFFFFF"/>
    </style:style>
    <style:style style:name="Accent3" style:family="table-cell" style:data-style-name="N0">
      <style:table-cell-properties fo:background-color="#5B9EA4"/>
      <style:text-properties fo:color="#FFFFFF"/>
    </style:style>
    <style:style style:name="Accent4" style:family="table-cell" style:data-style-name="N0">
      <style:table-cell-properties fo:background-color="#F79646"/>
      <style:text-properties fo:color="#FFFFFF"/>
    </style:style>
    <style:style style:name="Accent5" style:family="table-cell" style:data-style-name="N0">
      <style:table-cell-properties fo:background-color="#CC3300"/>
      <style:text-properties fo:color="#FFFFFF"/>
    </style:style>
    <style:style style:name="Accent6" style:family="table-cell" style:data-style-name="N0">
      <style:table-cell-properties fo:background-color="#FFCC00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Colonne_32_Indicateur" style:display-name="Colonne Indicateur" style:family="table-cell" style:data-style-name="N38">
      <style:table-cell-properties style:vertical-align="middle" fo:background-color="#FFFFFF" style:repeat-content="false"/>
      <style:paragraph-properties fo:text-align="start" fo:margin-left="0.353cm"/>
    </style:style>
    <style:style style:name="Commentaire" style:family="table-cell" style:data-style-name="N0">
      <style:table-cell-properties fo:border="thin solid #B2B2B2" fo:background-color="#FFFFCC"/>
    </style:style>
    <style:style style:name="D_233_tails_32_du_32_tableau_32_droite" style:display-name="Détails du tableau droite" style:family="table-cell" style:data-style-name="N0">
      <style:table-cell-properties style:vertical-align="middle" fo:background-color="transparent" style:repeat-content="false"/>
      <style:paragraph-properties fo:text-align="end" fo:margin-right="0.353cm"/>
    </style:style>
    <style:style style:name="D_233_tails_32_du_32_tableau_32_gauche" style:display-name="Détails du tableau gauche" style:family="table-cell" style:data-style-name="N0">
      <style:table-cell-properties style:vertical-align="middle" fo:wrap-option="wrap" fo:background-color="transparent" style:repeat-content="false"/>
      <style:paragraph-properties fo:text-align="start" fo:margin-left="0.353cm"/>
    </style:style>
    <style:style style:name="Devise_32_du_32_tableau" style:display-name="Devise du tableau" style:family="table-cell" style:data-style-name="N11">
      <style:table-cell-properties style:vertical-align="middle" fo:background-color="transparent" style:repeat-content="false"/>
      <style:paragraph-properties fo:text-align="end" fo:margin-right="0.353cm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Milliers" style:family="table-cell" style:data-style-name="N37"/>
    <style:style style:name="Milliers_32__91_0_93_" style:display-name="Milliers [0]" style:family="table-cell" style:data-style-name="N36"/>
    <style:style style:name="Mon_233_taire" style:display-name="Monétaire" style:family="table-cell" style:data-style-name="N34"/>
    <style:style style:name="Mon_233_taire_32__91_0_93_" style:display-name="Monétaire [0]" style:family="table-cell" style:data-style-name="N32"/>
    <style:style style:name="Neutre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urcentage" style:family="table-cell" style:data-style-name="N13"/>
    <style:style style:name="Retir_233_" style:display-name="Retiré" style:family="table-cell" style:data-style-name="N0">
      <style:table-cell-properties style:vertical-align="middle" fo:background-color="transparent" style:repeat-content="false"/>
      <style:paragraph-properties fo:text-align="center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able-cell-properties style:vertical-align="middle" fo:background-color="#F2F2F2" style:repeat-content="false"/>
      <style:paragraph-properties fo:text-align="start" fo:margin-left="0.353cm"/>
      <style:text-properties fo:color="#44777B" style:font-name="Corbel" style:font-name-asian="Corbel" style:font-name-complex="Corbel" fo:font-size="34pt" style:font-size-asian="34pt" style:font-size-complex="34pt" fo:font-weight="bold" style:font-weight-asian="bold" style:font-weight-complex="bold"/>
    </style:style>
    <style:style style:name="Titre_160_1" style:display-name="Titre 1" style:family="table-cell" style:data-style-name="N0">
      <style:table-cell-properties style:vertical-align="middle" fo:wrap-option="wrap" fo:background-color="#44777B" style:repeat-content="false"/>
      <style:paragraph-properties fo:text-align="start" fo:margin-left="0.353cm"/>
      <style:text-properties fo:color="#FFFFFF" style:font-name="Corbel" style:font-name-asian="Corbel" style:font-name-complex="Corbel" fo:font-size="12pt" style:font-size-asian="12pt" style:font-size-complex="12pt" fo:font-weight="bold" style:font-weight-asian="bold" style:font-weight-complex="bold"/>
    </style:style>
    <style:style style:name="Titre_160_2" style:display-name="Titre 2" style:family="table-cell" style:data-style-name="N0">
      <style:table-cell-properties style:vertical-align="middle" fo:background-color="#F2F2F2" style:repeat-content="false"/>
      <style:paragraph-properties fo:text-align="end" fo:margin-right="0cm"/>
      <style:text-properties fo:color="#2E4F52"/>
    </style:style>
    <style:style style:name="Titre_160_3" style:display-name="Titre 3" style:family="table-cell" style:data-style-name="N0">
      <style:table-cell-properties style:vertical-align="middle" fo:background-color="#F2F2F2" style:repeat-content="false"/>
      <style:paragraph-properties fo:text-align="start" fo:margin-left="0.353cm"/>
      <style:text-properties fo:color="#2E4F52"/>
    </style:style>
    <style:style style:name="Titre_160_4" style:display-name="Titre 4" style:family="table-cell" style:data-style-name="N0">
      <style:text-properties fo:color="#000000" fo:font-weight="bold" style:font-weight-asian="bold" style:font-weight-complex="bold"/>
    </style:style>
    <style:style style:name="Total" style:family="table-cell" style:data-style-name="N0">
      <style:table-cell-properties fo:border-top="thin solid #191C1F" fo:border-bottom="thin double #191C1F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f1" style:family="table-cell">
      <style:table-cell-properties fo:background-color="#FFF4CC"/>
      <style:text-properties fo:color="#000000"/>
    </style:style>
    <style:style style:name="cf2" style:family="table-cell">
      <style:table-cell-properties fo:background-color="#F2F2F2"/>
      <style:text-properties fo:color="#595959" style:text-line-through-style="solid"/>
    </style:style>
  </office:styles>
  <office:automatic-styles>
    <style:page-layout style:name="pm1">
      <style:page-layout-properties fo:margin-top="0.05in" fo:margin-bottom="0.3in" fo:margin-left="0.25in" fo:margin-right="0.25in" style:print-orientation="portrait" style:print-page-order="ttb" style:first-page-number="continue" style:scale-to-X="1" style:table-centering="horizontal" style:print="objects charts drawings"/>
      <style:header-style>
        <style:header-footer-properties fo:min-height="0.7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Page <text:page-number>1</text:page-number><text:s/>of<text:s/><text:page-count>99</text:page-count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2-24T12:53:03Z</meta:creation-date>
    <dc:date>2025-02-26T12:58:33Z</dc:date>
    <meta:template xlink:href="TM02802349" xlink:type="simple"/>
    <meta:user-defined meta:name="ContentTypeId">0x01010079F111ED35F8CC479449609E8A0923A6</meta:user-defined>
  </office:meta>
</office:document-meta>
</file>